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7300132331131036060"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7125054836856950169"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6359047236015575089"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2896085883812423261"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035755576513587999"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6530495438899652878"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1714580525087233043"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2744564508110946186"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9502926" text:continue-list="list1714580525087233043"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986038551463727844"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494668"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499618"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9504626"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9499964"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518823"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3405118787524560501"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6564050339454770477"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067946166419512035"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520067"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563180824258230558"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250154218544680219"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223369042819666956" text:style-name="L15">
        <text:list-item>
          <text:list>
            <text:list-header>
              <text:p text:style-name="P183">1.5 miles averaging about 9:40/mile and rest 1 min</text:p>
            </text:list-header>
          </text:list>
        </text:list-item>
      </text:list>
      <text:p text:style-name="P24">1 mile in 8:26 and rest 2 min</text:p>
      <text:list xml:id="list1915666248215046855"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565312840723881938"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503007"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4128991017917774597"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905011904261313068"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7784765760157457712"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9492490" text:continue-list="list7905011904261313068" text:style-name="L19">
        <text:list-item>
          <text:list>
            <text:list-header>
              <text:p text:style-name="P187">(Pace*HR)=1240</text:p>
            </text:list-header>
          </text:list>
        </text:list-item>
      </text:list>
      <text:list xml:id="list39508410" text:continue-list="list4128991017917774597" text:style-name="L18">
        <text:list-item>
          <text:list>
            <text:list-header>
              <text:p text:style-name="P186">2 miles at 10:46/mile Ave HR= 121 bpm and rest a few minutes</text:p>
            </text:list-header>
          </text:list>
        </text:list-item>
      </text:list>
      <text:list xml:id="list39503879" text:continue-list="list39492490"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9513462"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599336084289147650"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250283448728675672"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559291844729985694"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4101237826630709336"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209976058857773937"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9118987253306010289"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9496559"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496111"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545819805221081290"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149420619929414256"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9024740468115658810"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087898106177622359"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524597830967867275"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152397121795692949" text:style-name="L32">
        <text:list-item>
          <text:list>
            <text:list-header>
              <text:p text:style-name="P197">0.25 miles in 2:54</text:p>
              <text:p text:style-name="P197">1 mile in 9:21 going faster as I ran and ending at around 8:30 pace</text:p>
            </text:list-header>
          </text:list>
        </text:list-item>
      </text:list>
      <text:list xml:id="list2513091195199136525"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621167685895110558"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095958838323826780"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304016217200580763"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5123417593445343012"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text:soft-page-break/>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text:soft-page-break/>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453972793886412231"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ext:soft-page-break/>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03T19:25:02.69</dc:date>
    <dc:creator>James Lombardi</dc:creator>
    <meta:editing-duration>P28DT8H45M10S</meta:editing-duration>
    <meta:editing-cycles>2089</meta:editing-cycles>
    <meta:generator>OpenOffice/4.1.2$Win32 OpenOffice.org_project/412m3$Build-9782</meta:generator>
    <meta:document-statistic meta:table-count="0" meta:image-count="9" meta:object-count="0" meta:page-count="206" meta:paragraph-count="6013" meta:word-count="65092" meta:character-count="333497"/>
  </office:meta>
</office:document-meta>
</file>